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5a0" officeooo:paragraph-rsid="000e95a0"/>
    </style:style>
    <style:style style:name="P2" style:family="paragraph" style:parent-style-name="Standard">
      <style:paragraph-properties fo:text-align="start" style:justify-single-word="false"/>
      <style:text-properties officeooo:rsid="000e95a0" officeooo:paragraph-rsid="000e95a0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e95a0" officeooo:paragraph-rsid="000e95a0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R PHP 8.0 LINUX MINT(08/04/21)</text:p>
      <text:p text:style-name="P1"><text:span text:style-name="T1">FONTE: </text:span><text:a xlink:type="simple" xlink:href="https://terminalroot.com.br/2020/12/como-instalar-o-php-8-no-ubuntu-2004.html" text:style-name="Internet_20_link" text:visited-style-name="Visited_20_Internet_20_Link"><text:span text:style-name="T1">https://terminalroot.com.br/2020/12/como-instalar-o-php-8-no-ubuntu-2004.html</text:span></text:a></text:p>
      <text:p text:style-name="P1"/>
      <text:p text:style-name="P2">sudo apt install software-properties-common</text:p>
      <text:p text:style-name="P2">sudo add-apt-repository ppa:ondrej/php</text:p>
      <text:p text:style-name="P2"/>
      <text:p text:style-name="P2">sudo apt update</text:p>
      <text:p text:style-name="P2">sudo apt install php8.0 libapache2-mod-php8.0</text:p>
      <text:p text:style-name="P2"/>
      <text:p text:style-name="P2">sudo systemctl restart apache2</text:p>
      <text:p text:style-name="P2"/>
      <text:p text:style-name="P2">INSTALAR EXTENSOES</text:p>
      <text:p text:style-name="P2"/>
      <text:p text:style-name="P2">sudo apt install php8.0-[extname]</text:p>
      <text:p text:style-name="P2"/>
      <text:p text:style-name="P2">EXEMPLO DE USO</text:p>
      <text:p text:style-name="P2">sudo apt install php8.0-mysql php8.0-gd</text:p>
      <text:p text:style-name="P2"/>
      <text:p text:style-name="P2">INSTALA AS BIBLIOTECAS DE MYSQL E G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6:57:17.110814942</meta:creation-date>
    <dc:date>2021-04-08T17:00:30.546017302</dc:date>
    <meta:editing-duration>PT3M15S</meta:editing-duration>
    <meta:editing-cycles>1</meta:editing-cycles>
    <meta:document-statistic meta:table-count="0" meta:image-count="0" meta:object-count="0" meta:page-count="1" meta:paragraph-count="12" meta:word-count="47" meta:character-count="432" meta:non-whitespace-character-count="397"/>
    <meta:generator>LibreOffice/6.4.6.2$Linux_X86_64 LibreOffice_project/40$Build-2</meta:generator>
  </office:meta>
</office:document-meta>
</file>